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office:version="1.2">
  <office:automatic-styles/>
  <office:body>
    <office:text>
      <text:h text:outline-level="1">CONTROLE DE SVT N2</text:h>
      <text:p>┌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┐</text:p>
      <text:p>│  Etablissement : Lycée DJOUÉ DABANY                                          Date :  /11/23  │</text:p>
      <text:p>│                                                                                              ⭕  /20pts  ⭕  │</text:p>
      <text:p>│  CC : M. BIBLOSE                    Niveau : Seconde     Effectif :             Durée : 90 min  │</text:p>
      <text:p>└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┘</text:p>
      <text:h text:outline-level="2">PARTIE I : INFORMATION</text:h>
      <text:p>═══════════════════════════════════════════════════════════════════════════════════════════════</text:p>
      <text:p>Apprenant : ..........................................      ⚡      Visa et contact du tuteur :</text:p>
      <text:h text:outline-level="2">PARTIE II : RESTITUTION ORGANISÉE DES CONNAISSANCES</text:h>
      <text:h text:outline-level="3">Le renouvellement de l'eau</text:h>
      <text:p>L'eau est une ressource renouvelable. Différents mécanismes permettent le renouvellement des réserves d'eau.</text:p>
      <text:p>CONSIGNE : A l'aide de vos seules connaissances, expliquez le mécanisme de renouvellement des grands réservoirs d'eau.</text:p>
    </office:text>
  </office:body>
</office:document-content>
</file>

<file path=styles.xml><?xml version="1.0" encoding="utf-8"?>
<office:document-styles xmlns:fo="urn:oasis:names:tc:opendocument:xmlns:xsl-fo-compatible:1.0" xmlns:office="urn:oasis:names:tc:opendocument:xmlns:office:1.0" xmlns:style="urn:oasis:names:tc:opendocument:xmlns:style:1.0" office:version="1.2">
  <office:styles>
    <style:default-style style:family="paragraph">
      <style:text-properties fo:font-size="12pt" fo:font-family="Liberation Serif"/>
    </style:default-style>
  </office:styles>
  <office:automatic-styles>
    <style:page-layout style:name="PM1">
      <style:page-layout-properties fo:page-width="21cm" fo:page-height="29.7cm" fo:margin-top="2cm" fo:margin-bottom="2cm" fo:margin-left="2cm" fo:margin-right="2cm"/>
    </style:page-layout>
  </office:automatic-styles>
  <office:master-styles>
    <style:master-page style:name="Default" style:page-layout-name="PM1"/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office:version="1.2">
  <office:meta>
    <dc:title/>
    <meta:initial-creator/>
    <dc:description/>
    <dc:subject/>
    <meta:creation-date>2026-04-17T17:23:27.360675</meta:creation-date>
    <meta:generator>libreoffice-cli/1.0</meta:generator>
  </office:meta>
</office:document-meta>
</file>